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4586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4586" draw:marker-start="Arrow" draw:marker-start-width="0.23cm" draw:marker-end-width="0.2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4586" draw:marker-start-width="0.23cm" draw:marker-end-width="0.2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" draw:marker-start-width="0.23cm" draw:marker-end-width="0.2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83caff" draw:marker-start-width="0.23cm" draw:marker-end-width="0.2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d320" draw:marker-start-width="0.23cm" draw:marker-end-width="0.2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d320" draw:marker-start="Arrow" draw:marker-start-width="0.23cm" draw:marker-end-width="0.2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d320" draw:marker-start="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3333ff" draw:marker-start-width="0.23cm" draw:marker-end-width="0.2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83caff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d320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ff420e" draw:marker-start-width="0.23cm" draw:marker-end-width="0.2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420e" draw:marker-start="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1cm" svg:y1="0.6cm" svg:x2="2.1cm" svg:y2="12.42cm">
            <text:p/>
          </draw:line>
          <draw:line draw:style-name="gr2" draw:text-style-name="P1" draw:layer="layout" svg:x1="2.6cm" svg:y1="0.59cm" svg:x2="2.6cm" svg:y2="12.41cm">
            <text:p/>
          </draw:line>
          <draw:line draw:style-name="gr3" draw:text-style-name="P1" draw:layer="layout" svg:x1="1.5cm" svg:y1="0.6cm" svg:x2="3.2cm" svg:y2="0.6cm">
            <text:p/>
          </draw:line>
        </draw:g>
        <draw:line draw:style-name="gr4" draw:text-style-name="P1" draw:layer="layout" svg:x1="1.502cm" svg:y1="12.404cm" svg:x2="14.9cm" svg:y2="12.4cm">
          <text:p/>
        </draw:line>
        <draw:line draw:style-name="gr5" draw:text-style-name="P1" draw:layer="layout" svg:x1="7.6cm" svg:y1="3.1cm" svg:x2="10.3cm" svg:y2="3.1cm">
          <text:p/>
        </draw:line>
        <draw:line draw:style-name="gr6" draw:text-style-name="P1" draw:layer="layout" svg:x1="6.75cm" svg:y1="4.3cm" svg:x2="9.45cm" svg:y2="4.3cm">
          <text:p/>
        </draw:line>
        <draw:line draw:style-name="gr7" draw:text-style-name="P1" draw:layer="layout" svg:x1="7.608cm" svg:y1="4.27cm" svg:x2="3.108cm" svg:y2="12.37cm">
          <text:p/>
        </draw:line>
        <draw:line draw:style-name="gr8" draw:text-style-name="P1" draw:layer="layout" svg:x1="7.842cm" svg:y1="4.309cm" svg:x2="3.342cm" svg:y2="12.409cm">
          <text:p/>
        </draw:line>
        <draw:line draw:style-name="gr9" draw:text-style-name="P1" draw:layer="layout" svg:x1="11.35cm" svg:y1="6.9cm" svg:x2="14.05cm" svg:y2="6.9cm">
          <text:p/>
        </draw:line>
        <draw:line draw:style-name="gr10" draw:text-style-name="P1" draw:layer="layout" svg:x1="9.9cm" svg:y1="3.1cm" svg:x2="13.6cm" svg:y2="6.9cm">
          <text:p/>
        </draw:line>
        <draw:line draw:style-name="gr11" draw:text-style-name="P1" draw:layer="layout" svg:x1="9.2cm" svg:y1="4.3cm" svg:x2="11.9cm" svg:y2="6.9cm">
          <text:p/>
        </draw:line>
        <draw:line draw:style-name="gr12" draw:text-style-name="P1" draw:layer="layout" svg:x1="11.8cm" svg:y1="6.9cm" svg:x2="11.8cm" svg:y2="12.4cm">
          <text:p/>
        </draw:line>
        <draw:line draw:style-name="gr12" draw:text-style-name="P1" draw:layer="layout" svg:x1="13.6cm" svg:y1="6.878cm" svg:x2="13.6cm" svg:y2="12.378cm">
          <text:p/>
        </draw:line>
        <draw:line draw:style-name="gr13" draw:text-style-name="P1" draw:layer="layout" svg:x1="5cm" svg:y1="4.8cm" svg:x2="7.7cm" svg:y2="4.8cm">
          <text:p/>
        </draw:line>
        <draw:line draw:style-name="gr14" draw:text-style-name="P1" draw:layer="layout" svg:x1="6.856cm" svg:y1="4.849cm" svg:x2="2.686cm" svg:y2="12.349cm">
          <text:p/>
        </draw:line>
        <draw:frame draw:style-name="gr15" draw:text-style-name="P2" draw:layer="layout" svg:width="1.9cm" svg:height="1.195cm" svg:x="0.3cm" svg:y="0.138cm">
          <draw:text-box>
            <text:p><text:span text:style-name="T1">1</text:span>P<text:span text:style-name="T2">1</text:span></text:p>
          </draw:text-box>
        </draw:frame>
        <draw:frame draw:style-name="gr15" draw:text-style-name="P2" draw:layer="layout" svg:width="1.9cm" svg:height="1.195cm" svg:x="6.5cm" svg:y="2.539cm">
          <draw:text-box>
            <text:p><text:span text:style-name="T1">3</text:span>P<text:span text:style-name="T2">2</text:span></text:p>
          </draw:text-box>
        </draw:frame>
        <draw:frame draw:style-name="gr15" draw:text-style-name="P2" draw:layer="layout" svg:width="1.9cm" svg:height="1.195cm" svg:x="5.7cm" svg:y="3.705cm">
          <draw:text-box>
            <text:p><text:span text:style-name="T1">3</text:span>P<text:span text:style-name="T2">1</text:span></text:p>
          </draw:text-box>
        </draw:frame>
        <draw:frame draw:style-name="gr15" draw:text-style-name="P2" draw:layer="layout" svg:width="1.9cm" svg:height="1.195cm" svg:x="4cm" svg:y="4.3cm">
          <draw:text-box>
            <text:p><text:span text:style-name="T1">3</text:span>P<text:span text:style-name="T2">0</text:span></text:p>
          </draw:text-box>
        </draw:frame>
        <draw:frame draw:style-name="gr15" draw:text-style-name="P2" draw:layer="layout" svg:width="1.9cm" svg:height="1.171cm" svg:x="10cm" svg:y="6.438cm">
          <draw:text-box>
            <text:p>Ar*<text:span text:style-name="T3">2</text:span></text:p>
          </draw:text-box>
        </draw:frame>
        <draw:frame draw:style-name="gr16" draw:text-style-name="P3" draw:layer="layout" svg:width="1.999cm" svg:height="0.999cm" svg:x="5.832cm" svg:y="5.2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4" draw:layer="layout" svg:width="1cm" svg:height="0.68cm" svg:x="10.9cm" svg:y="8.6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4" draw:layer="layout" svg:width="1cm" svg:height="0.67cm" svg:x="12.7cm" svg:y="8.56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3-28T16:06:29.371760320</meta:creation-date>
    <dc:date>2016-03-28T17:15:53.185747808</dc:date>
    <dc:creator>Simon Hobbs</dc:creator>
    <meta:editing-duration>PT21M48S</meta:editing-duration>
    <meta:editing-cycles>4</meta:editing-cycles>
    <meta:generator>LibreOffice/5.0.3.2$Linux_X86_64 LibreOffice_project/00m0$Build-2</meta:generator>
    <meta:document-statistic meta:object-count="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 mathvariant="normal">τ</mi>
      <mn>1</mn>
    </msub>
    <annotation encoding="StarMath 5.0">%tau _1 </annotation>
  </semantics>
</math>
</file>

<file path=Object 3/content.xml><?xml version="1.0" encoding="utf-8"?>
<math xmlns="http://www.w3.org/1998/Math/MathML" display="block">
  <semantics>
    <msub>
      <mi mathvariant="normal">τ</mi>
      <mn>3</mn>
    </msub>
    <annotation encoding="StarMath 5.0">%tau _3
 </annotation>
  </semantics>
</math>
</file>